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3pt" fo:font-weight="bold" officeooo:rsid="000d6d88" officeooo:paragraph-rsid="000d6d88" style:font-size-asian="13pt" style:font-weight-asian="bold" style:font-size-complex="13pt" style:font-weight-complex="bold"/>
    </style:style>
    <style:style style:name="P2" style:family="paragraph" style:parent-style-name="Standard">
      <style:paragraph-properties fo:text-align="center" style:justify-single-word="false"/>
      <style:text-properties fo:font-size="13pt" fo:font-weight="bold" officeooo:rsid="000deba9" officeooo:paragraph-rsid="000deba9" style:font-size-asian="13pt" style:font-weight-asian="bold" style:font-size-complex="13pt" style:font-weight-complex="bold"/>
    </style:style>
    <style:style style:name="P3" style:family="paragraph" style:parent-style-name="Standard">
      <style:paragraph-properties fo:text-align="center" style:justify-single-word="false"/>
      <style:text-properties fo:font-size="13pt" fo:font-weight="normal" officeooo:rsid="000deba9" officeooo:paragraph-rsid="000deba9" style:font-size-asian="13pt" style:font-weight-asian="normal" style:font-size-complex="13pt" style:font-weight-complex="normal"/>
    </style:style>
    <style:style style:name="P4" style:family="paragraph" style:parent-style-name="Standard">
      <style:paragraph-properties fo:text-align="center" style:justify-single-word="false"/>
      <style:text-properties officeooo:rsid="000d6d88" officeooo:paragraph-rsid="000d6d88"/>
    </style:style>
    <style:style style:name="P5" style:family="paragraph" style:parent-style-name="Standard">
      <style:paragraph-properties fo:text-align="start" style:justify-single-word="false"/>
      <style:text-properties officeooo:rsid="000deba9" officeooo:paragraph-rsid="000deba9"/>
    </style:style>
    <style:style style:name="P6" style:family="paragraph" style:parent-style-name="Standard">
      <style:paragraph-properties fo:text-align="start" style:justify-single-word="false"/>
      <style:text-properties officeooo:rsid="000d6d88" officeooo:paragraph-rsid="000d6d88"/>
    </style:style>
    <style:style style:name="P7" style:family="paragraph" style:parent-style-name="Standard">
      <style:paragraph-properties fo:text-align="start" style:justify-single-word="false"/>
      <style:text-properties officeooo:rsid="000e34b5" officeooo:paragraph-rsid="000e34b5"/>
    </style:style>
    <style:style style:name="P8" style:family="paragraph" style:parent-style-name="Standard">
      <style:paragraph-properties fo:text-align="start" style:justify-single-word="false"/>
      <style:text-properties officeooo:rsid="000f754d" officeooo:paragraph-rsid="000f754d"/>
    </style:style>
    <style:style style:name="P9" style:family="paragraph" style:parent-style-name="Standard">
      <style:paragraph-properties fo:text-align="start" style:justify-single-word="false"/>
      <style:text-properties officeooo:rsid="001173c6" officeooo:paragraph-rsid="001173c6"/>
    </style:style>
    <style:style style:name="P10" style:family="paragraph" style:parent-style-name="Standard">
      <style:paragraph-properties fo:text-align="start" style:justify-single-word="false"/>
      <style:text-properties officeooo:rsid="0013b45b" officeooo:paragraph-rsid="0013b45b"/>
    </style:style>
    <style:style style:name="P11" style:family="paragraph" style:parent-style-name="Standard">
      <style:paragraph-properties fo:text-align="end" style:justify-single-word="false"/>
      <style:text-properties officeooo:rsid="0013b45b" officeooo:paragraph-rsid="0013b45b"/>
    </style:style>
    <style:style style:name="P12" style:family="paragraph" style:parent-style-name="Standard">
      <style:paragraph-properties fo:text-align="end" style:justify-single-word="false"/>
      <style:text-properties officeooo:rsid="0014f19c" officeooo:paragraph-rsid="00161950"/>
    </style:style>
    <style:style style:name="P13" style:family="paragraph" style:parent-style-name="Standard">
      <style:paragraph-properties fo:text-align="end" style:justify-single-word="false"/>
      <style:text-properties officeooo:rsid="00161950" officeooo:paragraph-rsid="00161950"/>
    </style:style>
    <style:style style:name="P14" style:family="paragraph" style:parent-style-name="Standard">
      <style:paragraph-properties fo:text-align="end" style:justify-single-word="false"/>
      <style:text-properties officeooo:rsid="000d6d88" officeooo:paragraph-rsid="000d6d88"/>
    </style:style>
    <style:style style:name="T1" style:family="text">
      <style:text-properties officeooo:rsid="00161950"/>
    </style:style>
    <style:style style:name="T2" style:family="text">
      <style:text-properties officeooo:rsid="000f754d"/>
    </style:style>
    <style:style style:name="T3" style:family="text">
      <style:text-properties officeooo:rsid="0014f1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mo Homework: Modello di Dominio e Implementazione</text:p>
      <text:p text:style-name="P2">Traccia 1: ToDo</text:p>
      <text:p text:style-name="P2"/>
      <text:p text:style-name="P3"><text:a xlink:type="simple" xlink:href="https://github.com/GiulioPacella/Applicativo" text:style-name="Internet_20_link" text:visited-style-name="Visited_20_Internet_20_Link">https://github.com/GiulioPacella/Applicativo</text:a></text:p>
      <text:p text:style-name="P3"/>
      <text:p text:style-name="P4"/>
      <text:p text:style-name="P5">Nella progettazione del Diagramma del Problema la scelta delle classi da utilizzare, <text:s/>la quale verrà motivata in seguito, è ricaduta su:</text:p>
      <text:p text:style-name="P6"/>
      <text:p text:style-name="P6">- To<text:span text:style-name="T1">D</text:span>o, con i rispettivi attributi, ovvero Titolo, Stato, ListaUtenti, Link, Immagine, Descrizione, Colore;</text:p>
      <text:p text:style-name="P6"/>
      <text:p text:style-name="P6">- Bacheca, con i rispettivi attributi, ovvero Titolo e Descrizione, dove il valore di Titolo può spaziare tra: Università, Lavoro e Tempo Libero.</text:p>
      <text:p text:style-name="P6"/>
      <text:p text:style-name="P6">- Utente, con i rispettivi attributi, ovvero Login e Password;</text:p>
      <text:p text:style-name="P6"/>
      <text:p text:style-name="P5">La classe ToDo è il centro del nostro lavoro in quanto rappresenta lo scopo finale del nostro progetto, ovvero un sistema informativo che consenta di tenere traccia delle attività personali da svolgere, chiamate proprio ToDo.</text:p>
      <text:p text:style-name="P5">Proprio per questo abbiamo ritenuto fondamentale la creazione della suddetta classe all’interno del nostro progetto, con l’aggiunta dei vari attributi che abbiamo ritenuto opportuni andando ad analizzare attentamente la traccia che ci è stata assegnata.</text:p>
      <text:p text:style-name="P5"/>
      <text:p text:style-name="P7">Successivamente abbiamo creato una classe <text:span text:style-name="T2">per le </text:span>Bachec<text:span text:style-name="T2">he, </text:span>in quanto molto important<text:span text:style-name="T2">i </text:span>per l’organizzazione e la gestione dei ToDo.</text:p>
      <text:p text:style-name="P7">Come i ToDo, andando ad analizzare la traccia abbiamo colto che anche le bacheche andassero gestite e per questo motivo abbiamo ritenuto che fosse necessario dedicargli una classe all’interno del nostro diagramma.</text:p>
      <text:p text:style-name="P8">Inoltre, il fatto che una Bacheca fosse formata da ToDo ci ha subito indotto a pensare che si trattasse di una composizione tra classi, ovvero una relazione tra un oggetto composto (Bacheca) ed una sua parte (To<text:span text:style-name="T1">D</text:span>o), in cui la classe parte non può esistere senza la classe aggregante.</text:p>
      <text:p text:style-name="P8"/>
      <text:p text:style-name="P9">Infine, abbiamo creato una classe per gli Utenti poiché sono coloro che andranno ad utilizzare l’intero sistema informativo.</text:p>
      <text:p text:style-name="P9">Essi infatti hanno la possibilità di compiere varie azioni all’interno del sistema, al quale devono accedere fornendo login e password, che abbiamo aggiunto come propri attributi.</text:p>
      <text:p text:style-name="P9"/>
      <text:p text:style-name="P10">Tra le classi ToDo e Utente è presente un’associazione “Condivisione” poiché i vari utenti possono condividere dei ToDo, ed è un’associazione N:M dato che un numero indefinito di utenti possono condividere altrettanti ToDo, <text:span text:style-name="T3">anche se non è detto che lo facciano.</text:span></text:p>
      <text:p text:style-name="P10">Anche tra le classi Bacheca e Utente è presente un’associazione, chiamata “Gestione”, <text:span text:style-name="T3">la quale è un’associazione 1:3 poiché ogni singolo utente può gestire al massimo 3 bacheche.</text:span></text:p>
      <text:p text:style-name="P10"/>
      <text:p text:style-name="P11"/>
      <text:p text:style-name="P11"/>
      <text:p text:style-name="P11"/>
      <text:p text:style-name="P12">Giulio Pacella</text:p>
      <text:p text:style-name="P13">N86005257</text:p>
      <text:p text:style-name="P13">Guido Christian Petrone</text:p>
      <text:p text:style-name="P13">N86005370</text:p>
      <text:p text:style-name="P13"/>
      <text:p text:style-name="P14"><text:soft-page-break/></text:p>
      <text:p text:style-name="P6"/>
      <text:p text:style-name="P6"/>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22T17:34:14.999919600</meta:creation-date>
    <dc:date>2025-04-22T19:17:54.771362200</dc:date>
    <meta:editing-duration>PT3M39S</meta:editing-duration>
    <meta:editing-cycles>1</meta:editing-cycles>
    <meta:document-statistic meta:table-count="0" meta:image-count="0" meta:object-count="0" meta:page-count="2" meta:paragraph-count="20" meta:word-count="368" meta:character-count="2462" meta:non-whitespace-character-count="2113"/>
    <meta:generator>LibreOffice/25.2.2.2$Windows_X86_64 LibreOffice_project/7370d4be9e3cf6031a51beef54ff3bda878e3fac</meta:generator>
  </office:meta>
</office:document-meta>
</file>